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otifyingBuilder.build( Object sender ,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DefaultNotifyingBuilder.build( Object sender , Object o , String type , String title , String source , String message , String description , Map extr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NotifyingBuilder.appendTraceChain( Writer out , Throwabl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NotifyingBuilder.getRootCause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